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f28d" officeooo:paragraph-rsid="0008f2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ck-paper-scisors</text:p>
      <text:p text:style-name="P1"/>
      <text:p text:style-name="P1"/>
      <text:p text:style-name="P1">Write instructions for user on how to play</text:p>
      <text:p text:style-name="P1"/>
      <text:p text:style-name="P1">Read user response from console</text:p>
      <text:p text:style-name="P1"/>
      <text:p text:style-name="P1">Crear funcion que ve si ganaste, perdiste o empataste</text:p>
      <text:p text:style-name="P1"/>
      <text:p text:style-name="P1">jugamos=true</text:p>
      <text:p text:style-name="P1"/>
      <text:p text:style-name="P1">Repeat</text:p>
      <text:p text:style-name="P1"/>
      <text:p text:style-name="P1">If ganaste then</text:p>
      <text:p text:style-name="P1"><text:tab/>ganaste, queres jugar de nuevo?</text:p>
      <text:p text:style-name="P1"><text:tab/>Read user response from console</text:p>
      <text:p text:style-name="P1"><text:tab/>If si then</text:p>
      <text:p text:style-name="P1"><text:tab/><text:tab/>jugamos=true</text:p>
      <text:p text:style-name="P1"><text:tab/>else</text:p>
      <text:p text:style-name="P1"><text:tab/><text:tab/>jugamos=false</text:p>
      <text:p text:style-name="P1">Else if perdiste then</text:p>
      <text:p text:style-name="P1"><text:tab/>perdiste, queres jugar de nuevo?</text:p>
      <text:p text:style-name="P1"><text:tab/>Read user response from console</text:p>
      <text:p text:style-name="P1"><text:tab/>If si then</text:p>
      <text:p text:style-name="P1"><text:tab/><text:tab/>jugamos=true</text:p>
      <text:p text:style-name="P1"><text:tab/>else</text:p>
      <text:p text:style-name="P1"><text:tab/><text:tab/>jugamos=false</text:p>
      <text:p text:style-name="P1"/>
      <text:p text:style-name="P1">Else</text:p>
      <text:p text:style-name="P1"><text:tab/>empatamos, definitivamente tenemos que jugar una mas (repite sin dar opcion)</text:p>
      <text:p text:style-name="P1"><text:tab/>Read user response from console</text:p>
      <text:p text:style-name="P1"><text:tab/>If si then</text:p>
      <text:p text:style-name="P1"><text:tab/><text:tab/>jugamos=true</text:p>
      <text:p text:style-name="P1"><text:tab/>else</text:p>
      <text:p text:style-name="P1"><text:tab/><text:tab/>jugamos=false</text:p>
      <text:p text:style-name="P1"/>
      <text:p text:style-name="P1">until jugamos=false</text:p>
      <text:p text:style-name="P1"/>
      <text:p text:style-name="P1">Write chau, un gusto juga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08:26:47.840724703</meta:creation-date>
    <dc:date>2025-02-07T09:41:33.619629236</dc:date>
    <meta:editing-duration>PT1H4M35S</meta:editing-duration>
    <meta:editing-cycles>1</meta:editing-cycles>
    <meta:document-statistic meta:table-count="0" meta:image-count="0" meta:object-count="0" meta:page-count="1" meta:paragraph-count="29" meta:word-count="94" meta:character-count="620" meta:non-whitespace-character-count="531"/>
    <meta:generator>LibreOffice/7.3.7.2$Linux_X86_64 LibreOffice_project/30$Build-2</meta:generator>
  </office:meta>
</office:document-meta>
</file>